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4.591cm" svg:height="8.391cm" svg:x="0.4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33:57.932503482</dc:date>
    <meta:editing-duration>PT3M1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2cm" svg:height="8.392cm" xlink:href="." xlink:type="simple" chart:class="chart:scatter" chart:style-name="ch1">
        <chart:plot-area chart:style-name="ch2" chart:data-source-has-labels="both" svg:x="0.291cm" svg:y="0.167cm" svg:width="14.01cm" svg:height="8.058cm">
          <chartooo:coordinate-region svg:x="0.727cm" svg:y="0.367cm" svg:width="13.481cm" svg:height="7.211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